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2:.G2])"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9:.G9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Pfanz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7"/>
          <table:table-cell table:formula="of:=SUM([.B10:.G10])" office:value-type="float" office:value="44" calcext:value-type="float">
            <text:p>44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1:.G11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2:.G12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2-17T14:11:48.597559425</dc:date>
    <meta:editing-duration>PT22H7M48S</meta:editing-duration>
    <meta:editing-cycles>28</meta:editing-cycles>
    <meta:generator>LibreOffice/7.4.3.2$Linux_X86_64 LibreOffice_project/40$Build-2</meta:generator>
    <meta:document-statistic meta:table-count="1" meta:cell-count="43" meta:object-count="0"/>
  </office:meta>
</office:document-meta>
</file>